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nalMethod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DelegateByteBuddyMockMakerTest.should_create_mock_from_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nConstructableClass.NonConstructabl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DelegateByteBuddyMockMakerTest.should_create_mock_from_final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lineDelegateByteBuddyMockMakerTest.should_provide_reason_for_wrapper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lineDelegateByteBuddyMockMakerTest.should_mock_class_to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eptionThrowingClass.throw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DelegateByteBuddyMockMakerTest.InlineDelegateByteBuddyMockMaker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DelegateByteBuddyMockMakerTest.is_type_mockable_give_allow_final_mockable_from_JD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lineDelegateByteBuddyMockMakerTest.should_mock_interface_to_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lineDelegateByteBuddyMockMakerTest.mockTypeOf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DelegateByteBuddyMockMakerTest.should_create_mock_from_non_constructable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lineDelegateByteBuddyMockMakerTest.is_type_mockable_excludes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lineDelegateByteBuddyMockMakerTest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DelegateByteBuddyMockMakerTest.test_constant_dynamic_compatibili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icClass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DelegateByteBuddyMockMakerTest.should_mock_method_of_package_private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lineDelegateByteBuddyMockMakerTest.should_leave_causing_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nPackagePrivateSubClass.in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PrivateSuperClass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DelegateByteBuddyMockMakerTest.testMockDispatcherIsReloc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eptionThrowingClass.internalThrowException( int t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lineDelegateByteBuddyMockMakerTest.test_parameters_reten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nlineDelegateByteBuddyMockMakerTest.is_type_mockable_allows_anonym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lineDelegateByteBuddyMockMakerTest.should_handle_missing_or_inconsistent_stack_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lineDelegateByteBuddyMockMakerTest.should_create_mock_from_abstract_class_with_final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lineDelegateByteBuddyMockMakerTest.update( Observable o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nalClass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DelegateByteBuddyMockMakerTest.is_type_mockable_excludes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nalSpy.FinalSpy( String aString , boolean aBoolean , byte aByte , short aShort , char aChar , int anInt , long aLong , float aFloat , double aDou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rapperClass.callWrapped( ExceptionThrowingClass exceptionThrowin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DelegateByteBuddyMockMakerTest.should_provide_reason_for_vm_un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lineDelegateByteBuddyMockMakerTest.should_fail_at_creating_a_mock_of_a_final_class_with_explicit_serial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lineDelegateByteBuddyMockMakerTest.test_clear_all_mock_clears_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lineDelegateByteBuddyMockMakerTest.settingsFor( Class &lt; T &gt; type , Class &lt; ? &gt; ... extraInterfa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nConstructableClass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DelegateByteBuddyMockMakerTest.should_leave_causing_stack_with_two_sp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lineDelegateByteBuddyMockMakerTest.should_mock_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lineDelegateByteBuddyMockMakerTest.should_detect_non_overridden_generic_method_of_sup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nalMethodAbstractType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DelegateByteBuddyMockMakerTest.should_fail_at_creating_a_mock_of_a_final_class_with_extra_interfa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lineDelegateByteBuddyMockMakerTest.should_throw_exception_redefining_unmodifiable_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lineDelegateByteBuddyMockMakerTest.should_create_mock_from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lineDelegateByteBuddyMockMakerTest.is_type_mockable_give_empty_reason_if_type_is_mock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lineDelegateByteBuddyMockMakerTest.is_type_mockable_excludes_primitive_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lineDelegateByteBuddyMockMakerTest.should_throw_exception_redefining_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lineDelegateByteBuddyMockMakerTest.test_clear_mock_clears_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eptionThrowingClass.get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lineDelegateByteBuddyMockMakerTest.should_create_mock_from_final_class_with_interface_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lineDelegateByteBuddyMockMakerTest.should_create_mock_from_final_s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lineDelegateByteBuddyMockMakerTest.should_create_mock_from_final_class_in_the_JD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lineDelegateByteBuddyMockMakerTest.should_remove_recursive_self_call_from_stack_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